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transparent" style:font-size-asian="13pt" style:font-size-complex="13pt"/>
    </style:style>
    <style:style style:name="P2" style:family="paragraph" style:parent-style-name="Text_20_body" style:list-style-name="L14">
      <style:text-properties fo:font-size="13pt" style:font-size-asian="13pt" style:font-size-complex="13pt"/>
    </style:style>
    <style:style style:name="P3" style:family="paragraph" style:parent-style-name="Text_20_body" style:list-style-name="L14">
      <style:text-properties fo:font-size="13pt" fo:font-weight="normal" style:font-size-asian="13pt" style:font-size-complex="13pt"/>
    </style:style>
    <style:style style:name="P4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bol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in" fo:margin-bottom="0in" fo:line-height="114%" fo:text-align="center" style:justify-single-word="false" style:writing-mode="lr-tb"/>
    </style:style>
    <style:style style:name="P7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size="15pt" style:font-size-asian="15pt" style:font-size-complex="15pt"/>
    </style:style>
    <style:style style:name="P8" style:family="paragraph" style:parent-style-name="Text_20_body">
      <style:paragraph-properties fo:margin-top="0in" fo:margin-bottom="0in" fo:line-height="114%" fo:text-align="start" style:justify-single-word="false" style:writing-mode="lr-tb"/>
      <style:text-properties fo:font-size="13pt" style:font-size-asian="13pt" style:font-size-complex="13pt"/>
    </style:style>
    <style:style style:name="P9" style:family="paragraph" style:parent-style-name="Text_20_body" style:list-style-name="L14">
      <style:paragraph-properties fo:margin-top="0in" fo:margin-bottom="0in" fo:line-height="114%" style:writing-mode="lr-tb"/>
      <style:text-properties fo:font-size="13pt" style:font-size-asian="13pt" style:font-size-complex="13pt"/>
    </style:style>
    <style:style style:name="P10" style:family="paragraph" style:parent-style-name="Text_20_body" style:list-style-name="L14">
      <style:paragraph-properties fo:margin-top="0in" fo:margin-bottom="0in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size-asian="13pt" style:font-size-complex="13pt"/>
    </style:style>
    <style:style style:name="P11" style:family="paragraph" style:parent-style-name="Text_20_body" style:list-style-name="L14">
      <style:paragraph-properties fo:margin-left="0in" fo:margin-right="0in" fo:margin-top="0in" fo:margin-bottom="0in" fo:line-height="114%" fo:text-indent="0in" style:auto-text-indent="false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transparent" style:font-size-asian="13pt" style:font-size-complex="13pt"/>
    </style:style>
    <style:style style:name="T1" style:family="text">
      <style:text-properties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font-name="Arial" fo:font-size="11.25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" fo:font-style="normal" style:text-underline-style="none" fo:font-weight="bold" style:text-blinking="false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In-Person Event Handbook</text:span></text:p>
      <text:p text:style-name="P7"><text:span text:style-name="T3">Quick and Dirty Checklist</text:span></text:p>
      <text:p text:style-name="P6"><text:span text:style-name="T2"/></text:p>
      <text:p text:style-name="P8"><text:span text:style-name="T3">Defining Goals</text:span></text:p>
      <text:list xml:id="list1319734143" text:style-name="L14">
        <text:list-item>
          <text:p text:style-name="P10">Write one paragraph description of overall project goal.</text:p>
        </text:list-item>
        <text:list-item>
          <text:p text:style-name="P10">Define specific goals for the event.</text:p>
          <text:p text:style-name="P11">Project Setup</text:p>
        </text:list-item>
        <text:list-item>
          <text:p text:style-name="P10">In README, document:</text:p>
          <text:list>
            <text:list-item>
              <text:p text:style-name="P10">How to contact maintainers/project community</text:p>
            </text:list-item>
            <text:list-item>
              <text:p text:style-name="P10">Basic project structure</text:p>
            </text:list-item>
            <text:list-item>
              <text:p text:style-name="P10">How to set up the development environment:</text:p>
              <text:list>
                <text:list-item>
                  <text:p text:style-name="P10">Preparing the computer/installing dependencies</text:p>
                </text:list-item>
                <text:list-item>
                  <text:p text:style-name="P10">Downloading/installing the project</text:p>
                </text:list-item>
                <text:list-item>
                  <text:p text:style-name="P10">Viewing/testing changes</text:p>
                </text:list-item>
              </text:list>
            </text:list-item>
            <text:list-item>
              <text:p text:style-name="P10">How to contribute changes</text:p>
            </text:list-item>
          </text:list>
        </text:list-item>
        <text:list-item>
          <text:p text:style-name="P10">Verify that your documentation is clear for at least one of: Mac, Windows &amp; Linux.</text:p>
          <text:p text:style-name="P11">Defining Tasks</text:p>
        </text:list-item>
        <text:list-item>
          <text:p text:style-name="P10">Create a task-tracking document.</text:p>
        </text:list-item>
        <text:list-item>
          <text:p text:style-name="P10">Define tasks for contributors to work on, including for each:</text:p>
          <text:list>
            <text:list-item>
              <text:p text:style-name="P10">a brief summary</text:p>
            </text:list-item>
            <text:list-item>
              <text:p text:style-name="P10">where to make changes</text:p>
            </text:list-item>
            <text:list-item>
              <text:p text:style-name="P10">skills and tools needed</text:p>
            </text:list-item>
          </text:list>
          <text:p text:style-name="P11">Follow Up</text:p>
        </text:list-item>
        <text:list-item>
          <text:p text:style-name="P10"><text:bookmark text:name="docs-internal-guid-7b79cc9f-fc5a-4294-1919-f26cd115ecdc"/>Gather contact information from participants interested in following up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<text:span text:style-name="T1">In-Person Event Handbook</text:span></text:p>
      <text:p text:style-name="P5">Detailed Checklist</text:p>
      <text:p text:style-name="P1"/>
      <text:list xml:id="list696696872" text:continue-numbering="true" text:style-name="L14">
        <text:list-header>
          <text:p text:style-name="P11">Defining Goals</text:p>
        </text:list-header>
        <text:list-item>
          <text:p text:style-name="P10">Write one paragraph description of overall project goal.</text:p>
        </text:list-item>
        <text:list-item>
          <text:p text:style-name="P10">Define “base” and “reach” goals for this particular event.</text:p>
          <text:p text:style-name="P11">Project Setup</text:p>
        </text:list-item>
        <text:list-item>
          <text:p text:style-name="P10">In README, document:</text:p>
          <text:list>
            <text:list-item>
              <text:p text:style-name="P10">How to contact maintainers/project community</text:p>
            </text:list-item>
            <text:list-item>
              <text:p text:style-name="P10">Basic project structure</text:p>
            </text:list-item>
            <text:list-item>
              <text:p text:style-name="P10">How to set up the development environment</text:p>
              <text:list>
                <text:list-item>
                  <text:p text:style-name="P10">Preparing the computer/installing dependencies</text:p>
                </text:list-item>
                <text:list-item>
                  <text:p text:style-name="P10">Downloading/installing the project</text:p>
                </text:list-item>
                <text:list-item>
                  <text:p text:style-name="P10">Viewing/testing changes</text:p>
                </text:list-item>
              </text:list>
            </text:list-item>
            <text:list-item>
              <text:p text:style-name="P10">How to contribute changes</text:p>
            </text:list-item>
          </text:list>
        </text:list-item>
        <text:list-item>
          <text:p text:style-name="P10">Verify that your documentation is clear, ideally for all three major operating systems: Mac, Windows &amp; Linux.</text:p>
          <text:p text:style-name="P11">Defining Tasks</text:p>
        </text:list-item>
        <text:list-item>
          <text:p text:style-name="P10">Create a task-tracking document.</text:p>
        </text:list-item>
        <text:list-item>
          <text:p text:style-name="P10">Define tasks for contributors to work on, including for each:</text:p>
          <text:list>
            <text:list-item>
              <text:p text:style-name="P10">a brief summary</text:p>
            </text:list-item>
            <text:list-item>
              <text:p text:style-name="P10">where to make changes</text:p>
            </text:list-item>
            <text:list-item>
              <text:p text:style-name="P10">skills and tools needed</text:p>
            </text:list-item>
            <text:list-item>
              <text:p text:style-name="P10">estimate of time the task will take</text:p>
            </text:list-item>
            <text:list-item>
              <text:p text:style-name="P10">priority of task</text:p>
            </text:list-item>
          </text:list>
          <text:p text:style-name="P11">Follow Up</text:p>
        </text:list-item>
        <text:list-item>
          <text:p text:style-name="P10">Create/modify a list of questions to ask participants to capture their knowledge/feedback.</text:p>
        </text:list-item>
        <text:list-item>
          <text:p text:style-name="P10">Gather contact information from participants interested in following up.</text:p>
          <text:p text:style-name="P3"><text:line-break/><text:line-break/><text:line-break/><text:line-break/><text:line-break/><text:line-break/><text:line-break/><text:line-break/><text:line-break/><text:line-break/><text:soft-page-break/><text:line-break/><text:line-break/></text:p>
        </text:list-item>
        <text:list-item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a </meta:initial-creator>
    <meta:creation-date>2013-12-16T11:48:17</meta:creation-date>
    <dc:date>2013-12-16T12:05:12</dc:date>
    <dc:creator>Shauna </dc:creator>
    <meta:editing-duration>PT12M21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3" meta:paragraph-count="50" meta:word-count="282" meta:character-count="1741" meta:non-whitespace-character-count="1535"/>
  </office:meta>
</office:document-meta>
</file>